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.85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Zahrát&quot;;&quot;Hraju&quot;;&quot;Dohráno&quot;;&quot;Rozehráno dříve&quot;)" table:allow-empty-cell="true" table:display-list="unsorted" table:base-cell-address="'List 1'.B2">
          <table:error-message table:message-type="stop" table:display="true"/>
        </table:content-validation>
      </table:content-validation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9" office:value-type="string" calcext:value-type="string">
            <text:p>Hra</text:p>
          </table:table-cell>
          <table:table-cell table:style-name="ce9" office:value-type="string" calcext:value-type="string">
            <text:p>Stav</text:p>
          </table:table-cell>
          <table:table-cell table:style-name="ce16" office:value-type="string" calcext:value-type="string">
            <text:p>Původní Rok Vydání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Short Hike</text:p>
          </table:table-cell>
          <table:table-cell table:style-name="ce5" table:content-validation-name="val1" office:value-type="string" calcext:value-type="string">
            <text:p>Dohráno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Way Ou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ge Of Emipres II.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an Wak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ien: Isolation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ichemb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II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III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IV: Black Flag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Rogu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Syndicat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 Unity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: Brotherhood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assin's Creed: Revelation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omic Hearth</text:p>
          </table:table-cell>
          <table:table-cell table:style-name="ce6" table:content-validation-name="val1" office:value-type="string" calcext:value-type="string">
            <text:p>Hraju</text:p>
          </table:table-cell>
          <table:table-cell table:style-name="ce8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man: Arkham Asylum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man: Arkham City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man: Arkham Knight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oShock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oShock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oShock Infinit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ck Mesa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land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lands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lands 3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l Of Duty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Celest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trol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phead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phead in the Delicious Last Cours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yberpunk 2077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yberpunk 2077 DLC až vyjd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string" calcext:value-type="string">
            <text:p>nevyšl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ys Gon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Cell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Space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Space Remak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Cell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th Stranding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thloop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us Ex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Devil May Cry 5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co Elysium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Death Of The Outsid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The Brigmore Witches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honored The Knife of Dunwall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m Eternal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ke Nukem Forev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ngeons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DUSK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ying Ligh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ying Light 2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den Ring</text:p>
          </table:table-cell>
          <table:table-cell table:style-name="ce6" table:content-validation-name="val1" office:value-type="string" calcext:value-type="string">
            <text:p>Hraju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.E.A.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ctorio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r Cry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r Cry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za Horizo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za Horizon 5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stpunk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d of Wa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d of War: Ragnarok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TA 5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de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2: Episode On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2: Episode Two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Alyx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f-Life na GoldSrc enginu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2</text:p>
          </table:table-cell>
          <table:table-cell table:style-name="ce6" table:content-validation-name="val1" office:value-type="string" calcext:value-type="string">
            <text:p>Hraju</text:p>
          </table:table-cell>
          <table:table-cell table:style-name="ce8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3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4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5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C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 Infinit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: ODST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o: Reach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TMA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TMAN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TMAN 3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gwarts Legacy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23" calcext:value-type="float">
            <text:p>2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llow Knight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izon Zero Dawn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ROT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 Takes Two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ingdom Come Deliverenc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.A. Noir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fe Is Strang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 3 nehrát totální rakovina ale příběh je celkem gut</text:p>
          </table:table-cell>
          <table:table-cell table:style-name="ce7" table:content-validation-name="val1"/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: Definitive Editio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fia: The City Of Lost Heaven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ss Effect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Max Payne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Metal Gear Solid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Metro 2033 Redux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tro Exodu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tro Last Light Redux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le-earth: Shadow of Mordo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le-earth: Shadow of Wa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ecraf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dRunn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R: Automata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al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al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al 2 CO-OP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EY (2017)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in World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d Dead Redemption 2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ident Evil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9" calcext:value-type="float">
            <text:p>2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se of the Tomb Raid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in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.T.A.L.K.E.R.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adow of the Colossus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adow of the Tomb Raider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ovel Knight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fu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2" calcext:value-type="float">
            <text:p>2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ec Ops the Lin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r Wars: Knights of the Old Republic 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PERHOT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stemShock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1994" calcext:value-type="float">
            <text:p>19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stemShock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1999" calcext:value-type="float">
            <text:p>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coma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raria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Last Of Us: Part 1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Last Of Us: Part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Spectrum Retreat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Stanley Parable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Witnes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tanfall 2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m Clancy's Splinter Cell série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Tomb Raider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nsistor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ndertal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tcong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craft III: Frozen Throne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craft III: Reign of Chaos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tch Dogs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tch Dogs 2</text:p>
          </table:table-cell>
          <table:table-cell table:style-name="ce6" table:content-validation-name="val1" office:value-type="string" calcext:value-type="string">
            <text:p>Dohráno</text:p>
          </table:table-cell>
          <table:table-cell table:style-name="ce8"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tcher 3</text:p>
          </table:table-cell>
          <table:table-cell table:style-name="ce6" table:content-validation-name="val1" office:value-type="string" calcext:value-type="string">
            <text:p>Rozehráno dříve</text:p>
          </table:table-cell>
          <table:table-cell table:style-name="ce8"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lfenstein: The New Order</text:p>
          </table:table-cell>
          <table:table-cell table:style-name="ce6" table:content-validation-name="val1" office:value-type="string" calcext:value-type="string">
            <text:p>Zahrát</text:p>
          </table:table-cell>
          <table:table-cell table:style-name="ce8" office:value-type="float" office:value="2014" calcext:value-type="float">
            <text:p>2014</text:p>
          </table:table-cell>
          <table:table-cell table:number-columns-repeated="1021"/>
        </table:table-row>
        <table:table-row table:style-name="ro2" table:number-rows-repeated="89">
          <table:table-cell table:style-name="ce4"/>
          <table:table-cell table:style-name="ce7" table:content-validation-name="val1"/>
          <table:table-cell table:style-name="ce8"/>
          <table:table-cell table:number-columns-repeated="1021"/>
        </table:table-row>
        <table:table-row table:style-name="ro2">
          <table:table-cell table:style-name="ce3"/>
          <table:table-cell table:style-name="ce7" table:content-validation-name="val1"/>
          <table:table-cell table:style-name="ce8"/>
          <table:table-cell table:number-columns-repeated="1021"/>
        </table:table-row>
        <table:table-row table:style-name="ro2" table:number-rows-repeated="770">
          <table:table-cell table:style-name="ce4"/>
          <table:table-cell table:style-name="ce7" table:content-validation-name="val1"/>
          <table:table-cell table:style-name="ce8"/>
          <table:table-cell table:number-columns-repeated="1021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List 1'.$A$1" table:cell-range-address="$'List 1'.$A$1:.$C$144"/>
        </table:named-expressions>
      </table:table>
      <table:named-expressions/>
      <table:database-ranges>
        <table:database-range table:name="__Anonymous_Sheet_DB__0" table:target-range-address="'List 1'.A1:'List 1'.C1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 style:data-style-name="N2" text:time-value="03:50:28.521202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12T03:50:49.294570040</dc:date>
    <meta:editing-duration>PT20S</meta:editing-duration>
    <meta:editing-cycles>1</meta:editing-cycles>
    <meta:document-statistic meta:table-count="1" meta:cell-count="424" meta:object-count="0"/>
  </office:meta>
</office:document-meta>
</file>